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Calibri Light1" svg:font-family="'Calibri Light'" style:font-pitch="variable"/>
    <style:font-face style:name="LSBSymbol" svg:font-family="LSBSymbol" style:font-pitch="variable"/>
    <style:font-face style:name="Segoe UI2" svg:font-family="'Segoe UI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text-align="center">
        <style:tab-stops>
          <style:tab-stop style:position="15.24cm" style:type="right"/>
        </style:tab-stops>
      </style:paragraph-properties>
    </style:style>
    <style:style style:name="P4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start">
        <style:tab-stops>
          <style:tab-stop style:position="15.24cm" style:type="right"/>
        </style:tab-stops>
      </style:paragraph-properties>
    </style:style>
    <style:style style:name="P7" style:family="paragraph">
      <style:text-properties style:font-name="Segoe UI Semibold1"/>
    </style:style>
    <style:style style:name="P8" style:family="paragraph">
      <loext:graphic-properties draw:fill="none" draw:fill-color="#ffffff"/>
      <style:text-properties style:font-name="Segoe UI Semibold1" fo:font-size="28pt" style:font-size-asian="28pt" style:font-size-complex="28pt"/>
    </style:style>
    <style:style style:name="P9" style:family="paragraph">
      <style:text-properties style:font-name="Segoe UI Semibold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 Semibold"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003d73" style:font-name="Segoe UI Semibold1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6" style:family="text">
      <style:text-properties fo:color="#003d73" style:font-name="Segoe UI Semibold1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Segoe UI Semibold1" fo:font-size="32pt" style:font-name-asian="LSBSymbol" style:font-size-asian="32pt" style:font-name-complex="LSBSymbol1" style:font-size-complex="32pt"/>
    </style:style>
    <style:style style:name="T8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0000" style:font-name="Segoe UI Semibold1" fo:font-size="32pt" fo:font-style="normal" style:font-name-asian="LSBSymbol" style:font-size-asian="32pt" style:font-style-asian="normal" style:font-name-complex="LSBSymbol1" style:font-size-complex="32pt" style:font-style-complex="normal"/>
    </style:style>
    <style:style style:name="T10" style:family="text">
      <style:text-properties fo:color="#000000" style:font-name="Segoe UI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12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13" style:family="text">
      <style:text-properties fo:color="#000000" style:font-name="Segoe UI Semibold" fo:font-size="32pt" fo:font-style="normal" style:font-name-asian="LSBSymbol" style:font-size-asian="32pt" style:font-style-asian="normal" style:font-name-complex="LSBSymbol1" style:font-size-complex="32pt" style:font-style-complex="normal"/>
    </style:style>
    <style:style style:name="T14" style:family="text">
      <style:text-properties fo:color="#000000" style:font-name="Segoe UI1" fo:font-size="32pt" fo:font-style="normal" style:font-name-asian="LSBSymbol" style:font-size-asian="32pt" style:font-style-asian="normal" style:font-name-complex="LSBSymbol1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4.638cm" svg:height="4.566cm" svg:x="1.524cm" svg:y="1.016cm">
          <draw:text-box>
            <text:p text:style-name="P3"><text:span text:style-name="T3">PRAYER</text:span><text:span text:style-name="T4"> (LSB p.265)</text:span></text:p>
            <text:p><text:span text:style-name="T5">L:</text:span><text:span text:style-name="T5"><text:tab/></text:span><text:span text:style-name="T6">In peace let us pray to the Lord:</text:span></text:p>
            <text:p><text:span text:style-name="T7">C: </text:span><text:span text:style-name="T8">Lord, have merc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4.638cm" svg:height="6.263cm" svg:x="1.524cm" svg:y="1.016cm">
          <draw:text-box>
            <text:p text:style-name="P6"><text:span text:style-name="T5">L: </text:span><text:span text:style-name="T6">For the gift of divine peace and of pardon, </text:span></text:p>
            <text:p><text:span text:style-name="T6"><text:s text:c="4"/></text:span><text:span text:style-name="T6">with all our heart and with all our mind, let </text:span></text:p>
            <text:p><text:span text:style-name="T6"><text:s text:c="4"/></text:span><text:span text:style-name="T6">us pray to the Lord:</text:span></text:p>
            <text:p><text:span text:style-name="T7">C: </text:span><text:span text:style-name="T8">Lord, have merc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8" draw:layer="layout" svg:width="24.638cm" svg:height="7.766cm" svg:x="1.524cm" svg:y="1.016cm">
          <draw:text-box>
            <text:p text:style-name="P7"><text:span text:style-name="T5">L: </text:span><text:span text:style-name="T6">For the holy Christian Church, here and </text:span></text:p>
            <text:p text:style-name="P7"><text:span text:style-name="T6"><text:s text:c="4"/></text:span><text:span text:style-name="T6">scattered throughout the world, and for the </text:span></text:p>
            <text:p text:style-name="P7"><text:span text:style-name="T6"><text:s text:c="4"/></text:span><text:span text:style-name="T6">proclamation of the Gospel and the calling </text:span></text:p>
            <text:p text:style-name="P7"><text:span text:style-name="T6"><text:s text:c="4"/></text:span><text:span text:style-name="T6">of all to faith, let us pray to the Lord:</text:span></text:p>
            <text:p text:style-name="P7"><text:span text:style-name="T9">C: </text:span><text:span text:style-name="T10">Lord, have merc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8" draw:layer="layout" svg:width="25.4cm" svg:height="6.263cm" svg:x="1.267cm" svg:y="0.875cm">
          <draw:text-box>
            <text:p text:style-name="P7"><text:span text:style-name="T5">L: </text:span><text:span text:style-name="T6">For this nation, for our cities and communities, </text:span></text:p>
            <text:p text:style-name="P7"><text:span text:style-name="T6"><text:s text:c="4"/></text:span><text:span text:style-name="T6">and for the common welfare of us all, let us </text:span></text:p>
            <text:p text:style-name="P7"><text:span text:style-name="T6"><text:s text:c="4"/></text:span><text:span text:style-name="T6">pray to the Lord:</text:span></text:p>
            <text:p text:style-name="P7"><text:span text:style-name="T9">C:</text:span><text:span text:style-name="T9"><text:tab/></text:span><text:span text:style-name="T10">Lord, have merc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8" draw:layer="layout" svg:width="25.4cm" svg:height="6.263cm" svg:x="1.267cm" svg:y="0.875cm">
          <draw:text-box>
            <text:p text:style-name="P7"><text:span text:style-name="T5">L: </text:span><text:span text:style-name="T6">For seasonable weather and for the </text:span></text:p>
            <text:p text:style-name="P7"><text:span text:style-name="T6"><text:s text:c="4"/></text:span><text:span text:style-name="T6">fruitfulness of the earth, let us pray to the </text:span></text:p>
            <text:p text:style-name="P7"><text:span text:style-name="T6"><text:s text:c="4"/></text:span><text:span text:style-name="T6">Lord:</text:span></text:p>
            <text:p text:style-name="P7"><text:span text:style-name="T9">C:</text:span><text:span text:style-name="T9"><text:tab/></text:span><text:span text:style-name="T10">Lord, have merc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8" draw:layer="layout" svg:width="25.4cm" svg:height="6.263cm" svg:x="1.267cm" svg:y="0.875cm">
          <draw:text-box>
            <text:p text:style-name="P7"><text:span text:style-name="T5">L:</text:span><text:span text:style-name="T5"><text:tab/></text:span><text:span text:style-name="T6">For those who labor, for those whose work is </text:span></text:p>
            <text:p text:style-name="P7"><text:span text:style-name="T6"><text:s text:c="4"/></text:span><text:span text:style-name="T6">difficult or dangerous, and for all who travel, </text:span></text:p>
            <text:p text:style-name="P7"><text:span text:style-name="T6"><text:s text:c="4"/></text:span><text:span text:style-name="T6">let us pray to the Lord:</text:span></text:p>
            <text:p text:style-name="P7"><text:span text:style-name="T9">C:</text:span><text:span text:style-name="T9"><text:tab/></text:span><text:span text:style-name="T10">Lord, have merc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8" draw:layer="layout" svg:width="25.4cm" svg:height="6.263cm" svg:x="1.267cm" svg:y="0.875cm">
          <draw:text-box>
            <text:p text:style-name="P7"><text:span text:style-name="T5">L: </text:span><text:span text:style-name="T6">For all those in need, for the hungry and </text:span></text:p>
            <text:p text:style-name="P7"><text:span text:style-name="T6"><text:s text:c="4"/></text:span><text:span text:style-name="T6">homeless, for the widowed and orphaned, and </text:span></text:p>
            <text:p text:style-name="P7"><text:span text:style-name="T6"><text:s text:c="4"/></text:span><text:span text:style-name="T6">for all those in prison, let us pray to the Lord:</text:span></text:p>
            <text:p text:style-name="P7"><text:span text:style-name="T9">C:</text:span><text:span text:style-name="T9"><text:tab/></text:span><text:span text:style-name="T10">Lord, have merc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8" draw:layer="layout" svg:width="24.638cm" svg:height="5.184cm" svg:x="1.524cm" svg:y="0.912cm">
          <draw:text-box>
            <text:p text:style-name="P7"><text:span text:style-name="T5">L: </text:span><text:span text:style-name="T6">For the sick and dying and for all those who </text:span></text:p>
            <text:p text:style-name="P7"><text:span text:style-name="T6"><text:s text:c="4"/></text:span><text:span text:style-name="T6">care for them, let us pray to the Lord:</text:span></text:p>
            <text:p text:style-name="P7"><text:span text:style-name="T9">C:</text:span><text:span text:style-name="T9"><text:tab/></text:span><text:span text:style-name="T10">Lord, have merc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4" draw:layer="layout" svg:width="24.638cm" svg:height="5.184cm" svg:x="1.524cm" svg:y="0.912cm">
          <draw:text-box>
            <text:p text:style-name="P9"><text:span text:style-name="T11">L:</text:span><text:span text:style-name="T11"><text:tab/></text:span><text:span text:style-name="T12">For . . . [additional bids for prayer may be </text:span></text:p>
            <text:p text:style-name="P9"><text:span text:style-name="T12"><text:s text:c="4"/></text:span><text:span text:style-name="T12">inserted here] . . . let us pray to the Lord:</text:span></text:p>
            <text:p text:style-name="P9"><text:span text:style-name="T13">C:</text:span><text:span text:style-name="T14"><text:tab/></text:span><text:span text:style-name="T10">Lord, have merc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4" draw:layer="layout" svg:width="24.638cm" svg:height="6.263cm" svg:x="1.524cm" svg:y="0.912cm">
          <draw:text-box>
            <text:p text:style-name="P9"><text:span text:style-name="T11">L: </text:span><text:span text:style-name="T12">Finally, for these and for all our needs of </text:span></text:p>
            <text:p text:style-name="P9"><text:span text:style-name="T12"><text:s text:c="4"/></text:span><text:span text:style-name="T12">body and soul, let us pray to the Lord:</text:span></text:p>
            <text:p text:style-name="P9"><text:span text:style-name="T13">C:</text:span><text:span text:style-name="T13"><text:tab/></text:span><text:span text:style-name="T10">Lord, have mercy. Christ, have mercy. Lord, </text:span></text:p>
            <text:p text:style-name="P9"><text:span text:style-name="T10"><text:s text:c="4"/></text:span><text:span text:style-name="T10">have merc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Calibri Light1" svg:font-family="'Calibri Light'" style:font-pitch="variable"/>
    <style:font-face style:name="LSBSymbol" svg:font-family="LSBSymbol" style:font-pitch="variable"/>
    <style:font-face style:name="Segoe UI2" svg:font-family="'Segoe UI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746cm" fo:margin-bottom="0.187cm" fo:line-height="106%" fo:text-align="start" style:text-autospace="none"/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Calibri Light1" style:font-family-asian="'Calibri Light'" style:font-pitch-asian="variable" style:font-size-asian="16pt" style:language-asian="ar" style:country-asian="SA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 Light" fo:font-family="'Calibri Light'" style:font-family-generic="roman" style:font-pitch="variable" fo:font-size="16pt" fo:font-weight="bold" style:letter-kerning="true" style:font-name-asian="Calibri Light1" style:font-family-asian="'Calibri Light'" style:font-pitch-asian="variable" style:font-size-asian="16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text-align="start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Rubric" style:family="graphic">
      <style:paragraph-properties fo:text-align="start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caption" style:family="graphic">
      <style:paragraph-properties fo:margin-top="0cm" fo:margin-bottom="0.497cm" fo:line-height="106%" fo:text-align="start" style:text-autospace="none"/>
      <style:text-properties fo:color="#000000" style:font-name="Berlin Sans FB" fo:font-family="'Berlin Sans FB'" style:font-family-generic="roman" style:font-pitch="variable" fo:font-size="12pt" fo:language="en" fo:country="US" style:font-name-asian="Berlin Sans FB1" style:font-family-asian="'Berlin Sans FB'" style:font-pitch-asian="variable" style:font-size-asian="12pt" style:language-asian="ar" style:country-asian="SA"/>
    </style:style>
    <style:style style:name="Body" style:family="graphic">
      <style:paragraph-properties fo:text-align="start" style:text-autospace="none"/>
      <style:text-properties fo:color="#000000" style:font-name="Segoe UI" fo:font-family="'Segoe UI'" style:font-family-generic="roman" style:font-pitch="variable" fo:font-size="11pt" fo:language="en" fo:country="US" style:letter-kerning="true" style:font-name-asian="Segoe UI2" style:font-family-asian="'Segoe UI'" style:font-pitch-asian="variable" style:font-size-asian="11pt" style:language-asian="ar" style:country-asian="SA"/>
    </style:style>
    <style:style style:name="DocumentMap" style:family="graphic">
      <style:paragraph-properties fo:margin-top="0cm" fo:margin-bottom="0.497cm" fo:line-height="106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6%" fo:text-align="start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06%" fo:text-align="start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20:15:21.348000000</meta:creation-date>
    <dc:title>2018Blue</dc:title>
    <meta:editing-duration>PT12M7S</meta:editing-duration>
    <meta:editing-cycles>3</meta:editing-cycles>
    <meta:generator>LibreOffice/6.0.5.2$Windows_X86_64 LibreOffice_project/54c8cbb85f300ac59db32fe8a675ff7683cd5a16</meta:generator>
    <dc:date>2018-07-24T20:48:39.323000000</dc:date>
    <meta:document-statistic meta:object-count="61"/>
  </office:meta>
</office:document-meta>
</file>